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jpeg" manifest:full-path="Pictures/100000000000032000000258E080B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11.921cm" fo:min-width="0cm" fo:padding-top="0.078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3.368cm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153cm" fo:min-width="0cm" fo:padding-top="0.078cm" fo:padding-bottom="0cm" fo:padding-left="0cm" fo:padding-right="0cm" fo:wrap-option="wrap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152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52cm" style:line-break="strict"/>
    </style:style>
    <style:style style:name="P4" style:family="paragraph">
      <style:paragraph-properties fo:margin-left="0cm" fo:margin-right="0cm" fo:margin-top="0cm" fo:margin-bottom="0.498cm" fo:line-height="93%" fo:text-indent="0cm" style:line-break="strict"/>
    </style:style>
    <style:style style:name="P5" style:family="paragraph">
      <style:paragraph-properties fo:margin-left="1.199cm" fo:margin-right="0cm" fo:margin-top="0cm" fo:margin-bottom="0.498cm" fo:line-height="93%" fo:text-indent="-0.9cm" style:line-break="strict"/>
    </style:style>
    <style:style style:name="T1" style:family="text">
      <style:text-properties fo:color="#000000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liveScorer</text:span></text:p>
              </text:list-header>
            </text:list>
          </draw:text-box>
        </draw:frame>
        <draw:frame presentation:style-name="pr2" draw:text-style-name="P2" draw:layer="layout" svg:width="23.001cm" svg:height="11.999cm" svg:x="2.499cm" svg:y="6.002cm" presentation:class="subtitle" presentation:user-transformed="true">
          <draw:text-box>
            <text:list text:style-name="L1">
              <text:list-header>
                <text:p text:style-name="P3"><text:span text:style-name="T1">Luka &amp; Frano</text:span></text:p>
                <text:p text:style-name="P3"><text:span text:style-name="T1"/></text:p>
                <text:p text:style-name="P3"><text:span text:style-name="T1">Vođenje natjecanja i rezultata 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>
        <office:forms form:automatic-focus="false" form:apply-design-mode="false"/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Natjecanje </text:span></text:p>
              </text:list-header>
            </text:list>
          </draw:text-box>
        </draw:frame>
        <draw:frame presentation:style-name="pr4" draw:text-style-name="P2" draw:layer="layout" svg:width="23.385cm" svg:height="13.231cm" svg:x="2.583cm" svg:y="5.838cm" presentation:class="outline" presentation:user-transformed="true">
          <draw:text-box>
            <text:list text:style-name="L2">
              <text:list-header>
                <text:p text:style-name="P4"><text:span text:style-name="T1">Publika: Organizatori i natjecatelji</text:span></text:p>
                <text:p text:style-name="P4"><text:span text:style-name="T1"/></text:p>
                <text:p text:style-name="P4"><text:span text:style-name="T1">Vođenje službe za obradu prijava </text:span></text:p>
                <text:p text:style-name="P4"><text:span text:style-name="T1">Sustav prikupljanja rezultata</text:span></text:p>
                <text:p text:style-name="P4"><text:span text:style-name="T1">Dodatni troškovi</text:span></text:p>
                <text:p text:style-name="P4"><text:span text:style-name="T1">Više poslova: kašnjenje i pogreške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>
        <office:forms form:automatic-focus="false" form:apply-design-mode="false"/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Cilj Aplikacije</text:span></text:p>
              </text:list-header>
            </text:list>
          </draw:text-box>
        </draw:frame>
        <draw:frame presentation:style-name="pr5" draw:text-style-name="P2" draw:layer="layout" svg:width="23.385cm" svg:height="13.23cm" svg:x="2.283cm" svg:y="5.939cm" presentation:class="outline" presentation:user-transformed="true">
          <draw:text-box>
            <text:list text:style-name="L2">
              <text:list-header>
                <text:p text:style-name="P4"><text:span text:style-name="T1">Vođenje natjecanja upotrebom smartphone uređaja uz prikaz rezultata preko weba.</text:span></text:p>
                <text:p text:style-name="P4"><text:span text:style-name="T1"/></text:p>
                <text:p text:style-name="P4"><text:span text:style-name="T1">Kategorija: Sport &amp; Organization</text:span></text:p>
                <text:p text:style-name="P4"><text:span text:style-name="T1"/></text:p>
                <text:p text:style-name="P4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>
        <office:forms form:automatic-focus="false" form:apply-design-mode="false"/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Rješenje</text:span></text:p>
              </text:list-header>
            </text:list>
          </draw:text-box>
        </draw:frame>
        <draw:frame presentation:style-name="pr4" draw:text-style-name="P2" draw:layer="layout" svg:width="23.385cm" svg:height="13.231cm" svg:x="2.5cm" svg:y="5.769cm" presentation:class="outline" presentation:user-transformed="true">
          <draw:text-box>
            <text:list text:style-name="L2">
              <text:list-header>
                <text:p text:style-name="P4"><text:span text:style-name="T1">Alat za sudionike </text:span></text:p>
                <text:p text:style-name="P4"><text:span text:style-name="T1">Sudionici koriste vlastite uređaje</text:span></text:p>
                <text:p text:style-name="P4"><text:span text:style-name="T1">Povezivanje sa vanjskim sustavima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">
        <office:forms form:automatic-focus="false" form:apply-design-mode="false"/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Zahtjevi</text:span></text:p>
              </text:list-header>
            </text:list>
          </draw:text-box>
        </draw:frame>
        <draw:frame presentation:style-name="pr5" draw:text-style-name="P2" draw:layer="layout" svg:width="23.385cm" svg:height="13.23cm" svg:x="2.283cm" svg:y="5.939cm" presentation:class="outline" presentation:user-transformed="true">
          <draw:text-box>
            <text:list text:style-name="L2">
              <text:list-header>
                <text:p text:style-name="P4"><text:span text:style-name="T1">Server sa programom za obradu natjecanja</text:span></text:p>
                <text:p text:style-name="P4"><text:span text:style-name="T1">WiFi / internet</text:span></text:p>
                <text:p text:style-name="P4"><text:span text:style-name="T1">Dostupna aplikacija na online trgovini</text:span></text:p>
                <text:p text:style-name="P4"><text:span text:style-name="T1">Sučelje prema drugim programima </text:span></text:p>
              </text:list-header>
            </text:list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2T1">
        <office:forms form:automatic-focus="false" form:apply-design-mode="false"/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Prednosti</text:span></text:p>
              </text:list-header>
            </text:list>
          </draw:text-box>
        </draw:frame>
        <draw:frame presentation:style-name="pr4" draw:text-style-name="P2" draw:layer="layout" svg:width="23.385cm" svg:height="13.231cm" svg:x="2.583cm" svg:y="5.838cm" presentation:class="outline" presentation:user-transformed="true">
          <draw:text-box>
            <text:list text:style-name="L2">
              <text:list-item>
                <text:p text:style-name="P4"><text:span text:style-name="T1">Nema službe za unos te obradu podataka</text:span></text:p>
              </text:list-item>
              <text:list-item>
                <text:p text:style-name="P4"><text:span text:style-name="T1">Brzo organiziranje i bez službene osobe</text:span></text:p>
              </text:list-item>
              <text:list-item>
                <text:p text:style-name="P4"><text:span text:style-name="T1">Krojenje različitih formata – administrator 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6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2T1">
        <office:forms form:automatic-focus="false" form:apply-design-mode="false"/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Sljedeći koraci</text:span></text:p>
              </text:list-header>
            </text:list>
          </draw:text-box>
        </draw:frame>
        <draw:frame presentation:style-name="pr4" draw:text-style-name="P2" draw:layer="layout" svg:width="23.385cm" svg:height="13.231cm" svg:x="2.583cm" svg:y="5.838cm" presentation:class="outline" presentation:user-transformed="true">
          <draw:text-box>
            <text:list text:style-name="L2">
              <text:list-item>
                <text:p text:style-name="P4"><text:span text:style-name="T1">Izrada sustava za obradu</text:span></text:p>
              </text:list-item>
              <text:list-item>
                <text:p text:style-name="P4"><text:span text:style-name="T1">Izrada klijenta za Android sučelje</text:span></text:p>
              </text:list-item>
              <text:list-item>
                <text:p text:style-name="P4"><text:span text:style-name="T1">Izrada trenutnih te konačnih izvještaja natjecanja</text:span></text:p>
              </text:list-item>
              <text:list-item>
                <text:p text:style-name="P4"><text:span text:style-name="T1">Izrada sučelja za druge programe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99284c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99284c" style:text-outline="false" style:text-line-through-style="none" style:text-position="0% 100%" fo:font-family="Arial" style:font-family-generic="swiss" style:font-pitch="variable" fo:font-size="40pt" fo:font-style="italic" fo:text-shadow="none" style:text-underline-style="none" fo:font-weight="bold" style:font-family-asian="msmincho" style:font-pitch-asian="variable" style:font-size-asian="40pt" style:font-style-asian="italic" style:font-weight-asian="bold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.002cm" svg:height="20.999cm" svg:x="0cm" svg:y="0cm">
        <draw:image xlink:href="Pictures/100000000000032000000258E080B12F.jpg" xlink:type="simple" xlink:show="embed" xlink:actuate="onLoad">
          <text:p/>
        </draw:image>
      </draw:frame>
      <draw:frame presentation:style-name="Default-title" draw:layer="backgroundobjects" svg:width="23.905cm" svg:height="3.502cm" svg:x="2.058cm" svg:y="1.944cm" presentation:class="title" presentation:placeholder="true">
        <draw:text-box/>
      </draw:frame>
      <draw:frame presentation:style-name="Default-outline1" draw:layer="backgroundobjects" svg:width="23.381cm" svg:height="13.226cm" svg:x="2.283cm" svg:y="5.9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Mpr1" draw:text-style-name="MP6" draw:layer="backgroundobjects" svg:width="9.11cm" svg:height="1.483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2" draw:text-style-name="MP8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3" draw:text-style-name="MP6" draw:layer="backgroundobjects" svg:width="9.11cm" svg:height="1.48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8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195cm" svg:height="3.503cm" svg:x="2.301cm" svg:y="1.993cm" presentation:class="title" presentation:placeholder="true">
        <draw:text-box/>
      </draw:frame>
      <draw:frame presentation:style-name="Title1-outline1" draw:layer="backgroundobjects" svg:width="22.997cm" svg:height="11.995cm" svg:x="2.499cm" svg:y="6.002cm" presentation:class="outline" presentation:placeholder="true">
        <draw:text-box/>
      </draw:frame>
      <draw:frame presentation:style-name="Mpr5" draw:text-style-name="MP6" draw:layer="backgroundobjects" svg:width="6.517cm" svg:height="1.443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6" draw:text-style-name="MP10" draw:layer="backgroundobjects" svg:width="8.872cm" svg:height="1.443cm" svg:x="9.578cm" svg:y="19.129cm" presentation:class="footer">
        <draw:text-box>
          <text:list text:style-name="ML1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7" draw:text-style-name="MP8" draw:layer="backgroundobjects" svg:width="6.518cm" svg:height="1.443cm" svg:x="20.077cm" svg:y="19.129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Title1-title" draw:layer="backgroundobjects" svg:width="14.843cm" svg:height="11.131cm" svg:x="3.073cm" svg:y="2.258cm" presentation:class="page"/>
        <draw:frame presentation:style-name="Title1-notes" draw:layer="backgroundobjects" svg:width="16.797cm" svg:height="13.362cm" svg:x="2.098cm" svg:y="14.106cm" presentation:class="notes" presentation:placeholder="true">
          <draw:text-box/>
        </draw:frame>
        <draw:frame presentation:style-name="Mpr8" draw:text-style-name="MP6" draw:layer="backgroundobjects" svg:width="9.11cm" svg:height="1.483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9" draw:text-style-name="MP8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10" draw:text-style-name="MP6" draw:layer="backgroundobjects" svg:width="9.11cm" svg:height="1.48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11" draw:text-style-name="MP8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Introducing a New Product</dc:title>
    <dc:description>General introduction of a new product taking customer wishes into account</dc:description>
    <meta:initial-creator>Frano Jančić</meta:initial-creator>
    <meta:creation-date>2014-11-02T10:28:49</meta:creation-date>
    <dc:creator>Frano Jančić</dc:creator>
    <dc:date>2014-11-05T22:59:33.68</dc:date>
    <meta:editing-cycles>5</meta:editing-cycles>
    <meta:editing-duration>PT1H18M45S</meta:editing-duration>
    <meta:generator>OpenOffice.org/3.3$Win32 OpenOffice.org_project/330m20$Build-9567</meta:generator>
    <meta:document-statistic meta:object-count="60"/>
  </office:meta>
</office:document-meta>
</file>